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10000027D582133469F78EF6D.png" manifest:media-type="image/png"/>
  <manifest:file-entry manifest:full-path="Pictures/10000000000003510000027DE1946BFAFD815C4A.png" manifest:media-type="image/png"/>
  <manifest:file-entry manifest:full-path="Pictures/10000000000003510000027D618C9354C39BFA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Nimbus Sans L1" svg:font-family="'Nimbus Sans L'" style:font-pitch="variable"/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solid" draw:fill="none" draw:fill-color="#ffffff" draw:auto-grow-height="false" draw:fit-to-size="shrink-to-fit" fo:min-height="11.929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subtitle">
      <style:graphic-properties draw:stroke="none" draw:fill="none" fo:min-height="1.144cm"/>
    </style:style>
    <style:style style:name="pr3" style:family="presentation" style:parent-style-name="Default-subtitle">
      <style:graphic-properties draw:stroke="none" draw:fill="none" fo:min-height="2.959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outline1">
      <style:graphic-properties draw:stroke="solid"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draw:stroke="none" draw:fill="none" fo:min-height="1.137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draw:stroke="solid" fo:min-height="5.559cm"/>
    </style:style>
    <style:style style:name="pr10" style:family="presentation" style:parent-style-name="Default-outline1">
      <style:graphic-properties draw:stroke="none" draw:fill="none" fo:min-height="3.407cm"/>
    </style:style>
    <style:style style:name="pr11" style:family="presentation" style:parent-style-name="Default-outline1">
      <style:graphic-properties fo:min-height="11.929cm"/>
    </style:style>
    <style:style style:name="pr12" style:family="presentation" style:parent-style-name="Default-outline1">
      <style:graphic-properties draw:stroke="solid" svg:stroke-color="#0066cc" draw:fill="none" draw:fill-color="#0066cc" fo:min-height="5.559cm" draw:shadow="hidden" draw:shadow-offset-x="0cm" draw:shadow-offset-y="-0.353cm" draw:shadow-color="#ffffff" draw:shadow-opacity="100%"/>
    </style:style>
    <style:style style:name="pr13" style:family="presentation" style:parent-style-name="Default-outline1">
      <style:graphic-properties fo:min-height="5.559cm"/>
    </style:style>
    <style:style style:name="pr14" style:family="presentation" style:parent-style-name="Default-title">
      <style:graphic-properties draw:auto-grow-height="true" fo:min-height="3.506cm"/>
    </style:style>
    <style:style style:name="pr15" style:family="presentation" style:parent-style-name="Default-subtitle">
      <style:graphic-properties draw:fill="solid" draw:fill-color="#000000" draw:opacity="60%" draw:auto-grow-height="true" fo:min-height="6.35cm" draw:shadow-opacity="40%"/>
    </style:style>
    <style:style style:name="pr16" style:family="presentation" style:parent-style-name="Default-subtitle">
      <style:graphic-properties draw:stroke="none" draw:fill="none" fo:min-height="1.408cm"/>
    </style:style>
    <style:style style:name="pr17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text-properties style:font-name="Cantarell" fo:font-size="24pt" style:font-size-asian="24pt" style:font-size-complex="24pt"/>
    </style:style>
    <style:style style:name="P3" style:family="paragraph">
      <loext:graphic-properties draw:fill="none"/>
      <style:text-properties fo:color="#0084d1" style:font-name="Cantarell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style:text-properties fo:color="#c5000b"/>
    </style:style>
    <style:style style:name="P7" style:family="paragraph">
      <loext:graphic-properties draw:fill="none"/>
      <style:text-properties fo:color="#c5000b"/>
    </style:style>
    <style:style style:name="P8" style:family="paragraph">
      <style:text-properties fo:color="#dddddd" fo:font-size="32pt" style:font-size-asian="32pt" style:font-size-complex="32pt"/>
    </style:style>
    <style:style style:name="P9" style:family="paragraph">
      <loext:graphic-properties draw:fill="none" draw:fill-color="#ffffff"/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32pt" fo:font-style="normal" fo:text-shadow="none" style:text-underline-style="none" fo:font-weight="normal" style:letter-kerning="true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0066cc"/>
    </style:style>
    <style:style style:name="P12" style:family="paragraph">
      <style:text-properties fo:color="#0066cc"/>
    </style:style>
    <style:style style:name="P13" style:family="paragraph">
      <style:text-properties fo:color="#0066cc" fo:background-color="#0066cc"/>
    </style:style>
    <style:style style:name="P14" style:family="paragraph">
      <style:text-properties fo:font-size="20pt"/>
    </style:style>
    <style:style style:name="P15" style:family="paragraph">
      <style:paragraph-properties fo:text-align="center"/>
    </style:style>
    <style:style style:name="P16" style:family="paragraph">
      <style:text-properties fo:font-size="54pt" style:font-size-asian="54pt" style:font-size-complex="54pt"/>
    </style:style>
    <style:style style:name="P17" style:family="paragraph">
      <loext:graphic-properties draw:fill="solid" draw:fill-color="#000000" draw:opacity="60%"/>
      <style:text-properties fo:font-size="54pt" style:font-size-asian="54pt" style:font-size-complex="54pt"/>
    </style:style>
    <style:style style:name="P18" style:family="paragraph">
      <loext:graphic-properties draw:fill="none"/>
      <style:text-properties style:font-name="Cantarell" fo:font-size="24pt" fo:font-style="italic" style:font-size-asian="24pt" style:font-style-asian="italic" style:font-size-complex="24pt" style:font-style-complex="italic"/>
    </style:style>
    <style:style style:name="P19" style:family="paragraph">
      <style:text-properties fo:font-size="32pt"/>
    </style:style>
    <style:style style:name="T1" style:family="text">
      <style:text-properties style:font-name="Cantarell" fo:font-size="40pt" style:font-size-asian="40pt" style:font-size-complex="40pt"/>
    </style:style>
    <style:style style:name="T2" style:family="text">
      <style:text-properties style:font-name="Cantarell"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84d1" style:font-name="Cantarell" fo:font-size="24pt" style:font-size-asian="24pt" style:font-size-complex="24pt"/>
    </style:style>
    <style:style style:name="T5" style:family="text">
      <style:text-properties fo:color="#0066cc"/>
    </style:style>
    <style:style style:name="T6" style:family="text">
      <style:text-properties fo:color="#c5000b"/>
    </style:style>
    <style:style style:name="T7" style:family="text">
      <style:text-properties fo:color="#0066cc" fo:background-color="transparent"/>
    </style:style>
    <style:style style:name="T8" style:family="text">
      <style:text-properties fo:color="#579d1c" fo:background-color="transparent"/>
    </style:style>
    <style:style style:name="T9" style:family="text">
      <style:text-properties fo:color="#aecf00"/>
    </style:style>
    <style:style style:name="T10" style:family="text">
      <style:text-properties fo:color="#579d1c"/>
    </style:style>
    <style:style style:name="T11" style:family="text">
      <style:text-properties fo:color="#dddddd" fo:font-size="32pt" style:font-size-asian="32pt" style:font-size-complex="32pt"/>
    </style:style>
    <style:style style:name="T12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fffff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579d1c"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ffcc00" fo:font-weight="bold" style:font-weight-asian="bold" style:font-weight-complex="bold"/>
    </style:style>
    <style:style style:name="T20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Distributed systems with MsgFlo</text:span></text:p>
            <text:p><text:span text:style-name="T2">Flow-Based Programming over message queues</text:span></text:p>
            <text:p><text:span text:style-name="T2"/></text:p>
            <text:p><text:span text:style-name="T2">Internet of Things devroom</text:span><text:span text:style-name="T2"><text:line-break/></text:span><text:span text:style-name="T2">FOSDEM 2017</text:span></text:p>
            <text:p><text:span text:style-name="T3"/></text:p>
            <text:p><text:span text:style-name="T3"/></text:p>
          </draw:text-box>
        </draw:frame>
        <draw:frame presentation:style-name="pr2" draw:text-style-name="P2" draw:layer="layout" svg:width="7.792cm" svg:height="1.973cm" svg:x="2.794cm" svg:y="17.112cm">
          <draw:text-box>
            <text:p><text:span text:style-name="T2">Jon Nordby</text:span><text:span text:style-name="T2"><text:line-break/></text:span><text:span text:style-name="T4">@jononor</text:span></text:p>
          </draw:text-box>
        </draw:frame>
        <draw:frame presentation:style-name="pr3" draw:text-style-name="P3" draw:layer="layout" svg:width="5.988cm" svg:height="2.959cm" svg:x="18.288cm" svg:y="16.489cm">
          <draw:text-box>
            <text:p><text:span text:style-name="T4">msgflo.org</text:span><text:span text:style-name="T4"><text:line-break/></text:span><text:span text:style-name="T4">@flowhub_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4">
        <office:forms form:automatic-focus="false" form:apply-design-mode="false"/>
        <draw:frame presentation:style-name="pr5" draw:layer="layout" svg:width="25.199cm" svg:height="2.96cm" svg:x="1.4cm" svg:y="4.314cm" presentation:class="outline" presentation:user-transformed="true">
          <draw:text-box>
            <text:list text:style-name="L2">
              <text:list-header>
                <text:p><text:span text:style-name="T5">// Motor.cpp</text:span></text:p>
                <text:p>mqtt.subscribe(<text:span text:style-name="T6">“motor/start”</text:span>, start_motor);</text:p>
              </text:list-header>
            </text:list>
          </draw:text-box>
        </draw:frame>
        <draw:frame presentation:style-name="pr5" draw:layer="layout" svg:width="25.199cm" svg:height="3.202cm" svg:x="1.4cm" svg:y="8.376cm" presentation:class="outline" presentation:user-transformed="true">
          <draw:text-box>
            <text:list text:style-name="L2">
              <text:list-header>
                <text:p><text:span text:style-name="T7">// Button.cpp</text:span></text:p>
                <text:p>mqtt.publish(<text:span text:style-name="T6">“motor/start”</text:span>, button_pressed);</text:p>
              </text:list-header>
            </text:list>
          </draw:text-box>
        </draw:frame>
        <draw:frame presentation:style-name="pr6" draw:layer="layout" svg:width="25.199cm" svg:height="3.506cm" svg:x="1.4cm" svg:y="0.837cm" presentation:class="title">
          <draw:text-box>
            <text:p>Basic MQTT communication</text:p>
          </draw:text-box>
        </draw:frame>
        <draw:frame presentation:style-name="pr7" draw:text-style-name="P5" draw:layer="layout" svg:width="7.874cm" svg:height="4.876cm" svg:x="1.27cm" svg:y="14.612cm">
          <draw:text-box>
            <text:list text:style-name="L2">
              <text:list-header>
                <text:p>+ Works OK</text:p>
              </text:list-header>
            </text:list>
          </draw:text-box>
        </draw:frame>
        <draw:frame presentation:style-name="pr7" draw:text-style-name="P7" draw:layer="layout" svg:width="17.288cm" svg:height="4.876cm" svg:x="9.144cm" svg:y="14.612cm">
          <draw:text-box>
            <text:list text:style-name="L2">
              <text:list-header>
                <text:p text:style-name="P6"><text:span text:style-name="T6">- Connections hidden in code</text:span><text:span text:style-name="T6"><text:line-break/></text:span><text:span text:style-name="T6">- Hardcoded functionalit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8" draw:text-style-name="P4" draw:layer="layout" svg:width="17.271cm" svg:height="12.572cm" svg:x="2.159cm" svg:y="13.271cm" presentation:class="notes" presentation:user-transformed="true">
            <draw:text-box>
              <text:p>In one device, receive on a certain topic</text:p>
              <text:p>In another device, send on that topic</text:p>
              <text:p>hardcoded queues -&gt; hardcoded functionality<text:line-break/><text:line-break/>Problems:</text:p>
              <text:p>- reflash needed to change network</text:p>
              <text:p>- slow to make changes</text:p>
              <text:p>- low reusability</text:p>
              <text:p>- connections between devices hidden in code</text:p>
              <text:p>- hard to get an understanding of the system<text:line-break/>“cant see the forest for the trees”</text:p>
            </draw:text-box>
          </draw:frame>
        </presentation:notes>
      </draw:page>
      <draw:page draw:name="page3" draw:style-name="dp3" draw:master-page-name="Default" presentation:presentation-page-layout-name="AL2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sgFlo participant</text:p>
          </draw:text-box>
        </draw:frame>
        <draw:frame presentation:style-name="pr9" draw:layer="layout" svg:width="25.199cm" svg:height="4.23cm" svg:x="1.4cm" svg:y="4.314cm" presentation:class="outline" presentation:user-transformed="true">
          <draw:text-box>
            <text:list text:style-name="L2">
              <text:list-header>
                <text:p><text:span text:style-name="T5">// Motor.cpp</text:span></text:p>
                <text:p>mqtt.subscribe(<text:span text:style-name="T8">“motor/start”</text:span>, start_motor);<text:line-break/>mqtt.publish(“msgflo/discover”, <text:span text:style-name="T9">motor_info</text:span>);</text:p>
              </text:list-header>
            </text:list>
          </draw:text-box>
        </draw:frame>
        <draw:frame presentation:style-name="pr9" draw:layer="layout" svg:width="25.199cm" svg:height="4.726cm" svg:x="1.4cm" svg:y="9.676cm" presentation:class="outline" presentation:user-transformed="true">
          <draw:text-box>
            <text:list text:style-name="L2">
              <text:list-header>
                <text:p><text:span text:style-name="T5">// Button.cpp</text:span></text:p>
                <text:p>mqtt.publish(“msgflo/discover”, <text:span text:style-name="T9">button_info</text:span>);<text:line-break/>mqtt.publish(<text:span text:style-name="T8">“button/pressed”</text:span>, button_pressed);</text:p>
              </text:list-header>
            </text:list>
          </draw:text-box>
        </draw:frame>
        <draw:frame presentation:style-name="pr10" draw:text-style-name="P5" draw:layer="layout" svg:width="23cm" svg:height="3.81cm" svg:x="3.924cm" svg:y="15.748cm">
          <draw:text-box>
            <text:list text:style-name="L2">
              <text:list-header>
                <text:p><text:span text:style-name="T9">+ Devices describe themselves</text:span><text:span text:style-name="T10"><text:line-break/></text:span><text:span text:style-name="T8">+ Reusable components</text:span><text:line-break/>! Something need to connect the topic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8" draw:text-style-name="P4" draw:layer="layout" svg:width="17.271cm" svg:height="12.572cm" svg:x="2.159cm" svg:y="13.271cm" presentation:class="notes" presentation:user-transformed="true">
            <draw:text-box>
              <text:p>Participants as "components"</text:p>
              <text:p/>
              <text:p>* Receives on a set of topics "inports"</text:p>
              <text:p>* Sends on another set of topics "outports",</text:p>
              <text:p>depending only on the device<text:line-break/>* Something else has to “bind” the topics together to form a system</text:p>
              <text:p>* Each device describes itself using a discovery message</text:p>
              <text:p/>
              <text:p>* Fully encapsulated: does not know/care where data comes from, nor where it is going to</text:p>
              <text:p>* Increases composability and reusability</text:p>
              <text:p>* Increases testability, debuggability</text:p>
            </draw:text-box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sgFlo discovery message</text:p>
          </draw:text-box>
        </draw:frame>
        <draw:frame presentation:style-name="pr11" draw:text-style-name="P8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 text:style-name="P8"><text:span text:style-name="T11">{</text:span></text:p>
                <text:p text:style-name="P8"><text:span text:style-name="T11"><text:s text:c="2"/></text:span><text:span text:style-name="T11">"component": "fosdem2017/Button", </text:span><text:span text:style-name="T11"><text:line-break/></text:span><text:span text:style-name="T11"> <text:s/></text:span><text:span text:style-name="T12">"role": "button",</text:span><text:span text:style-name="T11"><text:line-break/></text:span><text:span text:style-name="T11"> <text:s/>"id": "button", </text:span><text:span text:style-name="T11"><text:line-break/></text:span><text:span text:style-name="T11"> <text:s/>"label": “This is a button, it can be pressed”,</text:span><text:span text:style-name="T11"><text:line-break/></text:span><text:span text:style-name="T11"> <text:s/>"icon": null,</text:span><text:span text:style-name="T11"><text:line-break/></text:span><text:span text:style-name="T11"> <text:s/>"outports": [{</text:span><text:span text:style-name="T11"><text:line-break/></text:span><text:span text:style-name="T11"> <text:s text:c="5"/></text:span><text:span text:style-name="T12">"id": "pressed",</text:span><text:span text:style-name="T11"><text:line-break/></text:span><text:span text:style-name="T11"> <text:s text:c="5"/>"type": "boolean"</text:span><text:span text:style-name="T11"><text:line-break/></text:span><text:span text:style-name="T11"> <text:s text:c="5"/></text:span><text:span text:style-name="T12">"queue": "button/pressed"</text:span><text:span text:style-name="T11"><text:line-break/></text:span><text:span text:style-name="T11"> <text:s/>}],</text:span><text:span text:style-name="T11"><text:line-break/></text:span><text:span text:style-name="T11"> <text:s/>"inports": []</text:span><text:span text:style-name="T11"><text:line-break/></text:span><text:span text:style-name="T11">}</text:span></text:p>
              </text:list-header>
            </text:list>
          </draw:text-box>
        </draw:frame>
        <draw:frame draw:style-name="gr2" draw:text-style-name="P9" draw:layer="layout" svg:width="25.199cm" svg:height="15.748cm" svg:x="1.401cm" svg:y="4.064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8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ystem of participants</text:p>
          </draw:text-box>
        </draw:frame>
        <draw:frame presentation:style-name="pr12" draw:text-style-name="P11" draw:layer="layout" svg:width="25.199cm" svg:height="5.809cm" svg:x="1.4cm" svg:y="4.714cm" presentation:class="outline" presentation:user-transformed="true">
          <draw:text-box>
            <text:list text:style-name="L2">
              <text:list-header>
                <text:p><text:span text:style-name="T5"># motorcontrol.fbp</text:span></text:p>
                <text:p>button(Button) PRESSED → START motor(Motor)</text:p>
                <text:p>...<text:line-break/>motor RUNNING → <text:s/>RED warninglight(Lamp)</text:p>
              </text:list-header>
            </text:list>
          </draw:text-box>
        </draw:frame>
        <draw:frame presentation:style-name="pr13" draw:layer="layout" svg:width="25.199cm" svg:height="5.809cm" svg:x="1.4cm" svg:y="14.176cm" presentation:class="outline" presentation:user-transformed="true">
          <draw:text-box>
            <text:list text:style-name="L2">
              <text:list-header>
                <text:p># bind the queues together</text:p>
                <text:p>$ msgflo-setup --forever <text:span text:style-name="T5">motorcontrol.fbp</text:span>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4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Foreign participants</text:p>
          </draw:text-box>
        </draw:frame>
        <draw:frame presentation:style-name="pr9" draw:text-style-name="P13" draw:layer="layout" svg:width="25.199cm" svg:height="8.548cm" svg:x="1.4cm" svg:y="4.614cm" presentation:class="outline" presentation:user-transformed="true">
          <draw:text-box>
            <text:list text:style-name="L2">
              <text:list-header>
                <text:p text:style-name="P12"><text:span text:style-name="T5"># existingdevice.yml</text:span><text:span text:style-name="T5"><text:line-break/></text:span><text:span text:style-name="T13">component: c-base/siri</text:span><text:span text:style-name="T13"><text:line-break/></text:span><text:span text:style-name="T13">label: c-base siri data rescue probe</text:span><text:span text:style-name="T13"><text:line-break/></text:span><text:span text:style-name="T13">inports:</text:span><text:span text:style-name="T13"><text:line-break/></text:span><text:span text:style-name="T13"> <text:s text:c="3"/>openurl:</text:span><text:span text:style-name="T13"><text:line-break/></text:span><text:span text:style-name="T13"> <text:s text:c="7"/>queue: siri/open</text:span><text:span text:style-name="T13"><text:line-break/></text:span><text:span text:style-name="T13"> <text:s text:c="7"/>type: string</text:span></text:p>
              </text:list-header>
            </text:list>
          </draw:text-box>
        </draw:frame>
        <draw:frame presentation:style-name="pr13" draw:layer="layout" svg:width="25.199cm" svg:height="5.809cm" svg:x="1.4cm" svg:y="14.276cm" presentation:class="outline" presentation:user-transformed="true">
          <draw:text-box>
            <text:list text:style-name="L2">
              <text:list-header>
                <text:p># Send MsgFlo discovery message<text:line-break/># on behalf of device<text:line-break/>$ msgflo-register-foreign <text:span text:style-name="T5">existingdevice.yml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8" draw:text-style-name="P10" draw:layer="layout" svg:width="17.271cm" svg:height="12.572cm" svg:x="2.159cm" svg:y="13.271cm" presentation:class="notes" presentation:user-transformed="true">
            <draw:text-box>
              <text:p text:style-name="P14">Working with existing devices/software</text:p>
              <text:p text:style-name="P14"/>
              <text:p text:style-name="P14">* Send discovery message on behalf of participant</text:p>
              <text:p text:style-name="P14">* YAML declaration</text:p>
              <text:p text:style-name="P14">* msgflo-register-foreign</text:p>
              <text:p text:style-name="P14"/>
            </draw:text-box>
          </draw:frame>
        </presentation:notes>
      </draw:page>
      <draw:page draw:name="page7" draw:style-name="dp3" draw:master-page-name="Default" presentation:presentation-page-layout-name="AL2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ive programming</text:p>
          </draw:text-box>
        </draw:frame>
        <draw:frame presentation:style-name="pr13" draw:layer="layout" svg:width="25.199cm" svg:height="8.04cm" svg:x="1.4cm" svg:y="4.914cm" presentation:class="outline" presentation:user-transformed="true">
          <draw:text-box>
            <text:list text:style-name="L2">
              <text:list-header>
                <text:p><text:span text:style-name="T14"># start runtime</text:span><text:span text:style-name="T14"><text:line-break/></text:span><text:span text:style-name="T14">$ msgflo --graph motorcontrol.fbp</text:span><text:span text:style-name="T14"><text:line-break/></text:span><text:span text:style-name="T14"><text:line-break/></text:span><text:span text:style-name="T14">… Open Flowhub in browser</text:span><text:span text:style-name="T14"><text:line-break/></text:span><text:span text:style-name="T14"><text:a xlink:href="http://app.flowhub.io/#runtime/endpoint?protocol%3Dwebsocket%26address%3Dws%3A%2F%2Flocalhost%3A3569" xlink:type="simple">http://app.flowhub.io/#runtime/endpoint?protocol=websocket&amp;address=ws://localhost:3569</text:a></text:span><text:span text:style-name="T14"> </text:span><text:span text:style-name="T14"><text:line-break/></text:span><text:span text:style-name="T14"/></text:p>
              </text:list-header>
            </text:list>
          </draw:text-box>
        </draw:frame>
        <draw:frame presentation:style-name="pr13" draw:text-style-name="P15" draw:layer="layout" svg:width="25.199cm" svg:height="2.704cm" svg:x="1.4cm" svg:y="15.276cm" presentation:class="outline" presentation:user-transformed="true">
          <draw:text-box>
            <text:list text:style-name="L2">
              <text:list-header>
                <text:p text:style-name="P15">+ Direct access via URL<text:line-break/>+ Only browser needed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8" draw:text-style-name="P4" draw:layer="layout" svg:width="17.271cm" svg:height="12.572cm" svg:x="2.159cm" svg:y="13.271cm" presentation:class="notes">
            <draw:text-box>
              <text:p>* Start runtime. `msgflo --graph foo.json`</text:p>
              <text:p>* Connect via live-url `http://app.flowhub.io/#runtime/endpoint?protocol%3Dwebsocket%26address%3Dws%3A%2F%2Flocalhost%3A3569`</text:p>
              <text:p>* Introspects live system using the discovery messages</text:p>
              <text:p>* Visual node-based programming</text:p>
              <text:p>* Can reconfigure system on the fly</text:p>
              <text:p>* Observe data flowing through network</text:p>
            </draw:text-box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Convenience libraries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header>
                <text:p><text:a xlink:href="https://github.com/msgflo/msgflo-nodejs" xlink:type="simple">msgflo-nodejs</text:a>: JavaScript on Node.js</text:p>
                <text:p><text:a xlink:href="https://github.com/noflo/noflo-runtime-nodejs" xlink:type="simple">noflo-runtime-msgflo</text:a>: NoFlo</text:p>
                <text:p><text:a xlink:href="https://github.com/msgflo/msgflo-cpp" xlink:type="simple">msgflo-cpp</text:a>: C++11 on Linux</text:p>
                <text:p><text:a xlink:href="https://github.com/msgflo/msgflo-python" xlink:type="simple">msgflo-python</text:a>: Python 2.x</text:p>
                <text:p><text:a xlink:href="https://github.com/msgflo/msgflo-arduino" xlink:type="simple">msgflo-arduino</text:a>: Arduino on ESP8266</text:p>
                <text:p>! <text:span text:style-name="T15"><text:a xlink:href="https://github.com/msgflo/msgflo-rust" xlink:type="simple">msgflo-rust</text:a></text:span>: Rust, <text:span text:style-name="T16">AMQP onl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Current status</text:p>
          </draw:text-box>
        </draw:frame>
        <draw:frame presentation:style-name="pr1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7">+</text:span> Programming model, JavaScript libraries, AMQP support = battle tested</text:p>
                <text:p><text:span text:style-name="T18">.</text:span> MQTT deployed in Berlin,Oslo hackerspaces</text:p>
                <text:p><text:span text:style-name="T19">!</text:span> MQTT SSL support not tested</text:p>
                <text:p><text:span text:style-name="T19">!</text:span> Live programming not much tested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8" draw:text-style-name="P4" draw:layer="layout" svg:width="17.271cm" svg:height="12.572cm" svg:x="2.159cm" svg:y="13.271cm" presentation:class="notes">
            <draw:text-box>
              <text:p>* MsgFlo programming model and JavaScript participant libraries,</text:p>
              <text:p>battle-tested in production with AMQP+RabbitMQ.</text:p>
              <text:p>* MsgFlo with MQTT deployed in Berlin,Oslo hackerspaces</text:p>
              <text:p>* Live-programming is not so much used yet</text:p>
              <text:p>* MQTT SSL support not tested! <text:a xlink:href="https://github.com/msgflo/msgflo/issues/76" xlink:type="simple">https://github.com/msgflo/msgflo/issues/76</text:a></text:p>
              <text:p/>
              <text:p>MsgFlo is used</text:p>
              <text:p/>
              <text:p>* at c-base hackerspace in Berlin</text:p>
              <text:p>* at Bitraf hackerspace in Oslo</text:p>
              <text:p>* At TheGrid (cloud, not IoT).</text:p>
              <text:p>* In imgflo-server (cloud, not IoT)</text:p>
            </draw:text-box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uture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pport RabbitMQ routing on MQTT</text:p>
              </text:list-item>
              <text:list-item>
                <text:p>MsgFlo 1.0: Freeze discovery protocol</text:p>
              </text:list-item>
              <text:list-item>
                <text:p>Flowhub showing changes from outside automatically (no refresh)</text:p>
              </text:list-item>
              <text:list-item>
                <text:p>FBP protocol forwarding. Live-programming all the way down!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8" draw:text-style-name="P4" draw:layer="layout" svg:width="17.271cm" svg:height="12.572cm" svg:x="2.159cm" svg:y="13.271cm" presentation:class="notes">
            <draw:text-box>
              <text:p>* SSL support verify and document</text:p>
              <text:p>* Support RabbitMQ routing on MQTT, https://github.com/msgflo/msgflo-nodejs/issues/22</text:p>
              <text:p>* MQTT support for msgflo-rust, https://github.com/msgflo/msgflo-rust/issues/1</text:p>
              <text:p>* FBP protocol forwarding. Live-programming all the way down! </text:p>
              <text:p>* Flowhub showing changes from outside automatically (no refresh)</text:p>
            </draw:text-box>
          </draw:frame>
        </presentation:notes>
      </draw:page>
      <draw:page draw:name="page11" draw:style-name="dp4" draw:master-page-name="Default" presentation:presentation-page-layout-name="AL4T32">
        <office:forms form:automatic-focus="false" form:apply-design-mode="false"/>
        <draw:frame presentation:style-name="pr15" draw:text-style-name="P17" draw:layer="layout" svg:width="19.812cm" svg:height="6.35cm" svg:x="3.81cm" svg:y="7.112cm" presentation:class="subtitle" presentation:user-transformed="true">
          <draw:text-box>
            <text:p text:style-name="P16"><text:span text:style-name="T20">Questions?</text:span></text:p>
          </draw:text-box>
        </draw:frame>
        <draw:frame presentation:style-name="pr16" draw:text-style-name="P3" draw:layer="layout" svg:width="5.408cm" svg:height="1.408cm" svg:x="19.23cm" svg:y="17.526cm">
          <draw:text-box>
            <text:p><text:span text:style-name="T4">@jononor</text:span></text:p>
          </draw:text-box>
        </draw:frame>
        <draw:frame presentation:style-name="pr16" draw:text-style-name="P18" draw:layer="layout" svg:width="6.858cm" svg:height="1.408cm" svg:x="3.048cm" svg:y="17.388cm">
          <draw:text-box>
            <text:p><text:span text:style-name="T2"><text:a xlink:href="https://msgflo.org/" xlink:type="simple">msgflo.org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>
            <draw:text-box>
              <text:p>Show</text:p>
            </draw:text-box>
          </draw:frame>
        </presentation:notes>
      </draw:page>
      <draw:page draw:name="page12" draw:style-name="dp3" draw:master-page-name="Default" presentation:presentation-page-layout-name="AL4T32">
        <office:forms form:automatic-focus="false" form:apply-design-mode="false"/>
        <draw:frame presentation:style-name="pr17" draw:text-style-name="P1" draw:layer="layout" svg:width="25.199cm" svg:height="16.255cm" svg:x="1.4cm" svg:y="0.837cm" presentation:class="subtitle">
          <draw:text-box>
            <text:p text:style-name="P19">Message payloads<text:line-break/>agnostic<text:line-break/>but – discovery message can have inf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8" draw:text-style-name="P10" draw:layer="layout" svg:width="17.271cm" svg:height="12.572cm" svg:x="2.159cm" svg:y="13.271cm" presentation:class="notes" presentation:user-transformed="true">
            <draw:text-box>
              <text:p text:style-name="P14">* Msgflo does not care about payload format</text:p>
              <text:p text:style-name="P14">* Slight preference for JSON in existing tooling (Flowhub) </text:p>
              <text:p text:style-name="P14">* Handling incompatibilities? Participants as adapters</text:p>
              <text:p text:style-name="P14">* Easy-to introspect / see what is going on</text:p>
              <text:p text:style-name="P14">* Super-basic type info in discovery message,</text:p>
              <text:p text:style-name="P14">space for more. JSON schemas, etc?</text:p>
            </draw:text-box>
          </draw:frame>
        </presentation:notes>
      </draw:page>
      <draw:page draw:name="page13" draw:style-name="dp3" draw:master-page-name="Default" presentation:presentation-page-layout-name="AL4T32">
        <office:forms form:automatic-focus="false" form:apply-design-mode="false"/>
        <draw:frame presentation:style-name="pr17" draw:text-style-name="P4" draw:layer="layout" svg:width="25.199cm" svg:height="16.255cm" svg:x="1.4cm" svg:y="0.837cm" presentation:class="subtitle">
          <draw:text-box>
            <text:p>Participant modelling<text:line-break/>best practices<text:line-break/>FBP + FSM sty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8" draw:text-style-name="P4" draw:layer="layout" svg:width="17.271cm" svg:height="13.51cm" svg:x="2.159cm" svg:y="13.271cm" presentation:class="notes" presentation:user-transformed="true">
            <draw:text-box>
              <text:p>* Prefer to have "services" as the core unit. Only ports/topics that affect eachother together.</text:p>
              <text:p>Avoids dependency on a particular device / implmentation. Encourages thinking about common "interfaces".</text:p>
              <text:p>Things that are hosted in the same device can be grouped. Naming convention etc</text:p>
              <text:p>* Dataflow/FBP and (event driven) finite state machines provides best practices</text:p>
              <text:p>* Source/sink/router components classes. 1-&gt;1, 1-&gt;N firing/packet patterns </text:p>
              <text:p>* Always send, proof that state-transition was successful (or not)</text:p>
              <text:p>* Prefer payloads describing current state fully, instead of events / state changes. Recipient can do transition detection</text:p>
              <text:p>* Anytime there is a parameter/configuration, expose it.</text:p>
              <text:p>Never know when you will need it. Much faster to change it live than reflashing!</text:p>
            </draw:text-box>
          </draw:frame>
        </presentation:notes>
      </draw:page>
      <draw:page draw:name="page14" draw:style-name="dp3" draw:master-page-name="Default" presentation:presentation-page-layout-name="AL4T32">
        <office:forms form:automatic-focus="false" form:apply-design-mode="false"/>
        <draw:frame presentation:style-name="pr17" draw:text-style-name="P4" draw:layer="layout" svg:width="25.199cm" svg:height="16.255cm" svg:x="1.4cm" svg:y="0.837cm" presentation:class="subtitle">
          <draw:text-box>
            <text:p>Component library model<text:line-break/>&amp; tool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8" draw:text-style-name="P4" draw:layer="layout" svg:width="17.271cm" svg:height="12.572cm" svg:x="2.159cm" svg:y="13.271cm" presentation:class="notes">
            <draw:text-box>
              <text:p>Can declare how to instantiate a participant</text:p>
              <text:p>- as a commandline string<text:line-break/>Used when live-executing new participant</text:p>
              <text:p>Can generate Heroku Procfile from this,<text:line-break/>.fbp graph becomes single-source of information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Nimbus Sans L1" svg:font-family="'Nimbus Sans L'" style:font-pitch="variable"/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1" svg:font-family="'DejaVu Sans'" style:font-family-generic="system" style:font-pitch="variable"/>
  </office:font-face-decls>
  <office:styles>
    <draw:fill-image draw:name="Bitmape_20_3" draw:display-name="Bitmape 3" xlink:href="Pictures/10000000000003510000027D618C9354C39BFAC4.png" xlink:type="simple" xlink:show="embed" xlink:actuate="onLoad"/>
    <draw:fill-image draw:name="Bitmape_20_4" draw:display-name="Bitmape 4" xlink:href="Pictures/10000000000003510000027DE1946BFAFD815C4A.png" xlink:type="simple" xlink:show="embed" xlink:actuate="onLoad"/>
    <draw:fill-image draw:name="background" xlink:href="Pictures/10000000000003510000027D582133469F78EF6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1T16:04:36.835598062</meta:creation-date>
    <dc:date>2017-02-02T17:22:49.116534346</dc:date>
    <meta:editing-duration>PT7H11M35S</meta:editing-duration>
    <meta:editing-cycles>42</meta:editing-cycles>
    <meta:generator>LibreOffice/5.2.5.1$Linux_X86_64 LibreOffice_project/20m0$Build-1</meta:generator>
    <meta:document-statistic meta:object-count="85"/>
  </office:meta>
</office:document-meta>
</file>